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2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4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5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6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7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0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2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3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4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5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6" style:parent-style-name="預設段落字型" style:family="text">
      <style:text-properties style:font-name="@標楷體" style:font-name-asian="@標楷體" style:font-name-complex="@標楷體" fo:color="#000000" fo:font-size="13pt" style:font-size-asian="13pt" style:font-size-complex="13pt"/>
    </style:style>
    <style:style style:name="T17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8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19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T20" style:parent-style-name="預設段落字型" style:family="text">
      <style:text-properties style:font-name="標楷體" style:font-name-asian="標楷體" style:font-name-complex="標楷體" fo:color="#000000" fo:font-size="16pt" style:font-size-asian="16pt" style:font-size-complex="16pt"/>
    </style:style>
    <style:style style:name="T21" style:parent-style-name="預設段落字型" style:family="text">
      <style:text-properties style:font-name="標楷體" style:font-name-asian="標楷體" style:font-name-complex="標楷體" fo:color="#000000" fo:font-size="13pt" style:font-size-asian="13pt" style:font-size-complex="13pt"/>
    </style:style>
    <style:style style:name="P22" style:parent-style-name="內文" style:family="paragraph">
      <style:paragraph-properties fo:text-align="justify"/>
    </style:style>
    <style:style style:name="T23" style:parent-style-name="預設段落字型" style:family="text">
      <style:text-properties style:font-name="標楷體" style:font-name-asian="標楷體" style:font-name-complex="標楷體" fo:color="#000000"/>
    </style:style>
    <style:style style:name="T24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5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P26" style:parent-style-name="內文" style:family="paragraph">
      <style:paragraph-properties fo:text-indent="0.1805in"/>
      <style:text-properties style:font-name="標楷體" style:font-name-asian="標楷體" fo:font-size="13pt" style:font-size-asian="13pt" style:font-size-complex="13pt"/>
    </style:style>
    <style:style style:name="T27" style:parent-style-name="預設段落字型" style:family="text">
      <style:text-properties style:font-name-asian="標楷體" fo:font-weight="bold" style:font-weight-asian="bold" style:font-weight-complex="bold" fo:font-size="10pt" style:font-size-asian="10pt"/>
    </style:style>
    <style:style style:name="T28" style:parent-style-name="預設段落字型" style:family="text">
      <style:text-properties style:font-name-asian="標楷體" fo:font-weight="bold" style:font-weight-asian="bold" style:font-weight-complex="bold" fo:font-size="16pt" style:font-size-asian="16pt"/>
    </style:style>
    <style:style style:family="graphic" style:name="a37">
      <style:graphic-properties style:wrap="run-through" style:run-through="foreground" draw:fill="none" draw:stroke="none" style:horizontal-rel="paragraph" style:vertical-rel="paragraph" style:horizontal-pos="from-left" style:vertical-pos="from-top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">
      <style:graphic-properties draw:fill="none" draw:stroke="solid" svg:stroke-width="0.00347in" svg:stroke-color="#000000" svg:stroke-opacity="100%" draw:stroke-linejoin="round"/>
    </style:style>
    <style:style style:family="graphic" style:name="a23">
      <style:graphic-properties draw:fill="solid" draw:fill-color="#000000" draw:opacity="100%" draw:stroke="none"/>
    </style:style>
    <style:style style:family="graphic" style:name="a24">
      <style:graphic-properties draw:fill="none" draw:stroke="solid" svg:stroke-width="0.00347in" svg:stroke-color="#000000" svg:stroke-opacity="100%" draw:stroke-linejoin="round"/>
    </style:style>
    <style:style style:family="graphic" style:name="a25">
      <style:graphic-properties draw:fill="solid" draw:fill-color="#000000" draw:opacity="100%" draw:stroke="non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draw:fill="none" draw:stroke="solid" svg:stroke-width="0.00347in" svg:stroke-color="#000000" svg:stroke-opacity="100%" draw:stroke-linejoin="round"/>
    </style:style>
    <style:style style:family="graphic" style:name="a17">
      <style:graphic-properties draw:fill="solid" draw:fill-color="#000000" draw:opacity="100%" draw:stroke="none"/>
    </style:style>
    <style:style style:family="graphic" style:name="a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solid" svg:stroke-width="0.00347in" svg:stroke-color="#000000" svg:stroke-opacity="100%" draw:stroke-linejoin="round"/>
    </style:style>
    <style:style style:family="graphic" style:name="a40">
      <style:graphic-properties style:wrap="run-through" style:run-through="foreground" draw:fill="none" draw:stroke="solid" svg:stroke-width="0.01042in" svg:stroke-color="#000000" draw:marker-end="a39" svg:stroke-opacity="100%" draw:stroke-linejoin="round" style:horizontal-rel="paragraph" style:vertical-rel="paragraph" style:horizontal-pos="from-left" style:vertical-pos="from-top"/>
    </style:style>
    <style:style style:family="graphic" style:name="a3">
      <style:graphic-properties draw:fill="solid" draw:fill-color="#000000" draw:opacity="100%" draw:stroke="none"/>
    </style:style>
    <style:style style:family="graphic" style:name="a41">
      <style:graphic-properties draw:fill="none" draw:stroke="none"/>
    </style:style>
    <style:style style:family="graphic" style:name="a4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graphic" style:name="a7">
      <style:graphic-properties draw:fill="solid" draw:fill-color="#ffffff" draw:opacity="100%" draw:stroke="solid" svg:stroke-width="0.00347in" svg:stroke-color="#000000" svg:stroke-opacity="100%" draw:stroke-linejoin="miter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false" style:writing-mode="tb-rl"/>
    </style:style>
    <style:style style:family="graphic" style:name="a31">
      <style:graphic-properties draw:fill="none" draw:stroke="solid" svg:stroke-width="0.00347in" svg:stroke-color="#000000" draw:marker-end="a30" svg:stroke-opacity="100%" draw:stroke-linejoin="round"/>
    </style:style>
    <style:style style:family="graphic" style:name="a32">
      <style:graphic-properties draw:fill="solid" draw:fill-color="#000000" draw:opacity="100%" draw:stroke="non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36">
      <style:graphic-properties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g draw:z-index="251657216" draw:name="Group 4" draw:id="id35" draw:style-name="a36" text:anchor-type="paragraph"><svg:title/><svg:desc/><draw:custom-shape svg:x="2.40972in" svg:y="1.19167in" svg:width="1.23472in" svg:height="0.61389in" draw:id="id0" draw:style-name="a0" draw:name="Rectangle 5"><svg:title/><svg:desc/><draw:enhanced-geometry draw:type="non-primitive" svg:viewBox="0 0 21600 21600" draw:enhanced-path="M 0 0 L 21600 0 21600 21600 0 21600 Z N"/></draw:custom-shape><draw:custom-shape svg:x="2.85278in" svg:y="1.41111in" svg:width="0.36181in" svg:height="0.25in" draw:id="id1" draw:style-name="a1" draw:name="Rectangle 6"><svg:title/><svg:desc/><text:p text:style-name="內文"><text:span text:style-name="T3">掛號</text:span></text:p><draw:enhanced-geometry draw:type="non-primitive" svg:viewBox="0 0 21600 21600" draw:enhanced-path="M 0 0 L 21600 0 21600 21600 0 21600 Z N"/></draw:custom-shape><draw:connector draw:type="line" svg:x1="3.02708in" svg:y1="1.80556in" svg:x2="3.02708in" svg:y2="2.35278in" draw:id="id2" draw:style-name="a2" draw:name="Line 7"><svg:title/><svg:desc/></draw:connector><draw:custom-shape svg:x="2.98681in" svg:y="2.34375in" svg:width="0.07986in" svg:height="0.08056in" draw:id="id3" draw:style-name="a3" draw:name="Freeform 8"><svg:title/><svg:desc/><draw:enhanced-geometry draw:type="non-primitive" svg:viewBox="0 0 115 116" draw:enhanced-path="M 115 0 L 58 116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115 * ?f5 / 115"/><draw:equation draw:name="f9" draw:formula="0 * ?f4 / 116"/><draw:equation draw:name="f10" draw:formula="58 * ?f5 / 115"/><draw:equation draw:name="f11" draw:formula="116 * ?f4 / 116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40972in" svg:y="2.42431in" svg:width="1.23472in" svg:height="0.61667in" draw:id="id4" draw:style-name="a4" draw:name="Rectangle 9"><svg:title/><svg:desc/><draw:enhanced-geometry draw:type="non-primitive" svg:viewBox="0 0 21600 21600" draw:enhanced-path="M 0 0 L 21600 0 21600 21600 0 21600 Z N"/></draw:custom-shape><draw:custom-shape svg:x="2.85278in" svg:y="2.64514in" svg:width="0.36181in" svg:height="0.25in" draw:id="id5" draw:style-name="a5" draw:name="Rectangle 10"><svg:title/><svg:desc/><text:p text:style-name="內文"><text:span text:style-name="T4">派件</text:span></text:p><draw:enhanced-geometry draw:type="non-primitive" svg:viewBox="0 0 21600 21600" draw:enhanced-path="M 0 0 L 21600 0 21600 21600 0 21600 Z N"/></draw:custom-shape><draw:custom-shape svg:width="0.36181in" svg:height="0.25in" draw:id="id6" draw:style-name="a6" draw:transform="translate(-0.1809in -0.125in) rotate(-1.5708) translate(2.1941in 2.74028in)" draw:name="Rectangle 11"><svg:title/><svg:desc/><text:p text:style-name="內文"><text:span text:style-name="T5">課長</text:span></text:p><draw:enhanced-geometry draw:type="non-primitive" svg:viewBox="0 0 21600 21600" draw:enhanced-path="M 0 0 L 21600 0 21600 21600 0 21600 Z N"/></draw:custom-shape><draw:custom-shape svg:x="2.40972in" svg:y="3.65625in" svg:width="1.23472in" svg:height="0.62083in" draw:id="id7" draw:style-name="a7" draw:name="Rectangle 12"><svg:title/><svg:desc/><draw:enhanced-geometry draw:type="non-primitive" svg:viewBox="0 0 21600 21600" draw:enhanced-path="M 0 0 L 21600 0 21600 21600 0 21600 Z N"/></draw:custom-shape><draw:custom-shape svg:x="2.85278in" svg:y="3.87986in" svg:width="0.36181in" svg:height="0.25in" draw:id="id8" draw:style-name="a8" draw:name="Rectangle 13"><svg:title/><svg:desc/><text:p text:style-name="內文"><text:span text:style-name="T6">審查</text:span></text:p><draw:enhanced-geometry draw:type="non-primitive" svg:viewBox="0 0 21600 21600" draw:enhanced-path="M 0 0 L 21600 0 21600 21600 0 21600 Z N"/></draw:custom-shape><draw:custom-shape svg:width="0.54236in" svg:height="0.25in" draw:id="id9" draw:style-name="a9" draw:transform="translate(-0.27118in -0.125in) rotate(-1.5708) translate(2.20451in 3.97847in)" draw:name="Rectangle 14"><svg:title/><svg:desc/><text:p text:style-name="內文"><text:span text:style-name="T7">承辦員</text:span></text:p><draw:enhanced-geometry draw:type="non-primitive" svg:viewBox="0 0 21600 21600" draw:enhanced-path="M 0 0 L 21600 0 21600 21600 0 21600 Z N"/></draw:custom-shape><draw:custom-shape svg:x="2.40972in" svg:y="4.89444in" svg:width="1.23472in" svg:height="0.61667in" draw:id="id10" draw:style-name="a10" draw:name="Rectangle 15"><svg:title/><svg:desc/><draw:enhanced-geometry draw:type="non-primitive" svg:viewBox="0 0 21600 21600" draw:enhanced-path="M 0 0 L 21600 0 21600 21600 0 21600 Z N"/></draw:custom-shape><draw:custom-shape svg:x="2.85278in" svg:y="5.11528in" svg:width="0.36181in" svg:height="0.25in" draw:id="id11" draw:style-name="a11" draw:name="Rectangle 16"><svg:title/><svg:desc/><text:p text:style-name="內文"><text:span text:style-name="T8">決行</text:span></text:p><draw:enhanced-geometry draw:type="non-primitive" svg:viewBox="0 0 21600 21600" draw:enhanced-path="M 0 0 L 21600 0 21600 21600 0 21600 Z N"/></draw:custom-shape><draw:custom-shape svg:x="2.39861in" svg:y="6.12986in" svg:width="1.25in" svg:height="0.82292in" draw:id="id12" draw:style-name="a12" draw:name="Rectangle 17"><svg:title/><svg:desc/><draw:enhanced-geometry draw:type="non-primitive" svg:viewBox="0 0 21600 21600" draw:enhanced-path="M 0 0 L 21600 0 21600 21600 0 21600 Z N"/></draw:custom-shape><draw:custom-shape svg:x="2.39861in" svg:y="6.25in" svg:width="1.375in" svg:height="0.25in" draw:id="id13" draw:style-name="a13" draw:name="Rectangle 18"><svg:title/><svg:desc/><text:p text:style-name="內文"><text:span text:style-name="T9">通知起、承造人</text:span></text:p><draw:enhanced-geometry draw:type="non-primitive" svg:viewBox="0 0 21600 21600" draw:enhanced-path="M 0 0 L 21600 0 21600 21600 0 21600 Z N"/></draw:custom-shape><draw:custom-shape svg:x="2.39861in" svg:y="6.45417in" svg:width="1.3375in" svg:height="0.25in" draw:id="id14" draw:style-name="a14" draw:name="Rectangle 19"><svg:title/><svg:desc/><text:p text:style-name="內文"><text:span text:style-name="T10">領回執照及報告</text:span></text:p><draw:enhanced-geometry draw:type="non-primitive" svg:viewBox="0 0 21600 21600" draw:enhanced-path="M 0 0 L 21600 0 21600 21600 0 21600 Z N"/></draw:custom-shape><draw:custom-shape svg:x="2.68056in" svg:y="6.66944in" svg:width="0.54236in" svg:height="0.25in" draw:id="id15" draw:style-name="a15" draw:name="Rectangle 20"><svg:title/><svg:desc/><text:p text:style-name="內文"><text:span text:style-name="T11">書1份</text:span></text:p><draw:enhanced-geometry draw:type="non-primitive" svg:viewBox="0 0 21600 21600" draw:enhanced-path="M 0 0 L 21600 0 21600 21600 0 21600 Z N"/></draw:custom-shape><draw:connector draw:type="line" svg:x1="3.02708in" svg:y1="4.27708in" svg:x2="3.02708in" svg:y2="4.82431in" draw:id="id16" draw:style-name="a16" draw:name="Line 21"><svg:title/><svg:desc/></draw:connector><draw:custom-shape svg:x="2.98681in" svg:y="4.81389in" svg:width="0.07986in" svg:height="0.08056in" draw:id="id17" draw:style-name="a17" draw:name="Freeform 22"><svg:title/><svg:desc/><draw:enhanced-geometry draw:type="non-primitive" svg:viewBox="0 0 115 116" draw:enhanced-path="M 115 0 L 58 116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115 * ?f5 / 115"/><draw:equation draw:name="f9" draw:formula="0 * ?f4 / 116"/><draw:equation draw:name="f10" draw:formula="58 * ?f5 / 115"/><draw:equation draw:name="f11" draw:formula="116 * ?f4 / 116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2.74792in" svg:y="5.62986in" svg:width="0.18125in" svg:height="0.25in" draw:id="id18" draw:style-name="a18" draw:name="Rectangle 23"><svg:title/><svg:desc/><text:p text:style-name="內文"><text:span text:style-name="T12">符</text:span></text:p><draw:enhanced-geometry draw:type="non-primitive" svg:viewBox="0 0 21600 21600" draw:enhanced-path="M 0 0 L 21600 0 21600 21600 0 21600 Z N"/></draw:custom-shape><draw:custom-shape svg:x="2.74792in" svg:y="5.83889in" svg:width="0.18125in" svg:height="0.25in" draw:id="id19" draw:style-name="a19" draw:name="Rectangle 24"><svg:title/><svg:desc/><text:p text:style-name="內文"><text:span text:style-name="T13">合</text:span></text:p><draw:enhanced-geometry draw:type="non-primitive" svg:viewBox="0 0 21600 21600" draw:enhanced-path="M 0 0 L 21600 0 21600 21600 0 21600 Z N"/></draw:custom-shape><draw:custom-shape svg:x="2.74792in" svg:y="4.39375in" svg:width="0.18125in" svg:height="0.25in" draw:id="id20" draw:style-name="a20" draw:name="Rectangle 25"><svg:title/><svg:desc/><text:p text:style-name="內文"><text:span text:style-name="T14">符</text:span></text:p><draw:enhanced-geometry draw:type="non-primitive" svg:viewBox="0 0 21600 21600" draw:enhanced-path="M 0 0 L 21600 0 21600 21600 0 21600 Z N"/></draw:custom-shape><draw:custom-shape svg:x="2.74792in" svg:y="4.60278in" svg:width="0.18125in" svg:height="0.25in" draw:id="id21" draw:style-name="a21" draw:name="Rectangle 26"><svg:title/><svg:desc/><text:p text:style-name="內文"><text:span text:style-name="T15">合</text:span></text:p><draw:enhanced-geometry draw:type="non-primitive" svg:viewBox="0 0 21600 21600" draw:enhanced-path="M 0 0 L 21600 0 21600 21600 0 21600 Z N"/></draw:custom-shape><draw:connector draw:type="line" svg:x1="3.02708in" svg:y1="3.04097in" svg:x2="3.02708in" svg:y2="3.58681in" draw:id="id22" draw:style-name="a22" draw:name="Line 27"><svg:title/><svg:desc/></draw:connector><draw:custom-shape svg:x="2.98681in" svg:y="3.57639in" svg:width="0.07986in" svg:height="0.07986in" draw:id="id23" draw:style-name="a23" draw:name="Freeform 28"><svg:title/><svg:desc/><draw:enhanced-geometry draw:type="non-primitive" svg:viewBox="0 0 115 115" draw:enhanced-path="M 115 0 L 58 115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115 * ?f5 / 115"/><draw:equation draw:name="f9" draw:formula="0 * ?f4 / 115"/><draw:equation draw:name="f10" draw:formula="58 * ?f5 / 115"/><draw:equation draw:name="f11" draw:formula="115 * ?f4 / 115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onnector draw:type="line" svg:x1="3.02708in" svg:y1="5.51111in" svg:x2="3.02708in" svg:y2="6.05833in" draw:id="id24" draw:style-name="a24" draw:name="Line 29"><svg:title/><svg:desc/></draw:connector><draw:custom-shape svg:x="2.98681in" svg:y="6.05in" svg:width="0.07986in" svg:height="0.07986in" draw:id="id25" draw:style-name="a25" draw:name="Freeform 30"><svg:title/><svg:desc/><draw:enhanced-geometry draw:type="non-primitive" svg:viewBox="0 0 115 115" draw:enhanced-path="M 115 0 L 58 115 0 0 115 0 Z N" draw:text-areas="?f18 ?f20 ?f19 ?f21" draw:glue-points="?f13 ?f14 ?f15 ?f16 ?f17 ?f14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5"/><draw:equation draw:name="f8" draw:formula="115 * ?f5 / 115"/><draw:equation draw:name="f9" draw:formula="0 * ?f4 / 115"/><draw:equation draw:name="f10" draw:formula="58 * ?f5 / 115"/><draw:equation draw:name="f11" draw:formula="115 * ?f4 / 115"/><draw:equation draw:name="f12" draw:formula="0 * ?f5 / 115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6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width="0.36181in" svg:height="0.25in" draw:id="id26" draw:style-name="a26" draw:transform="translate(-0.1809in -0.125in) rotate(-1.5708) translate(2.20451in 5.21042in)" draw:name="Rectangle 31"><svg:title/><svg:desc/><text:p text:style-name="內文"><text:span text:style-name="T16">課長</text:span></text:p><draw:enhanced-geometry draw:type="non-primitive" svg:viewBox="0 0 21600 21600" draw:enhanced-path="M 0 0 L 21600 0 21600 21600 0 21600 Z N"/></draw:custom-shape><draw:custom-shape svg:x="2.13056in" svg:y="1.20069in" svg:width="0.18125in" svg:height="0.25in" draw:id="id27" draw:style-name="a27" draw:name="Rectangle 32"><svg:title/><svg:desc/><text:p text:style-name="內文"><text:span text:style-name="T17">祕</text:span></text:p><draw:enhanced-geometry draw:type="non-primitive" svg:viewBox="0 0 21600 21600" draw:enhanced-path="M 0 0 L 21600 0 21600 21600 0 21600 Z N"/></draw:custom-shape><draw:custom-shape svg:x="2.13056in" svg:y="1.40972in" svg:width="0.18125in" svg:height="0.25in" draw:id="id28" draw:style-name="a28" draw:name="Rectangle 33"><svg:title/><svg:desc/><text:p text:style-name="內文"><text:span text:style-name="T18">書</text:span></text:p><draw:enhanced-geometry draw:type="non-primitive" svg:viewBox="0 0 21600 21600" draw:enhanced-path="M 0 0 L 21600 0 21600 21600 0 21600 Z N"/></draw:custom-shape><draw:custom-shape svg:x="2.13056in" svg:y="1.61875in" svg:width="0.18125in" svg:height="0.25in" draw:id="id29" draw:style-name="a29" draw:name="Rectangle 34"><svg:title/><svg:desc/><text:p text:style-name="內文"><text:span text:style-name="T19">室</text:span></text:p><draw:enhanced-geometry draw:type="non-primitive" svg:viewBox="0 0 21600 21600" draw:enhanced-path="M 0 0 L 21600 0 21600 21600 0 21600 Z N"/></draw:custom-shape><draw:custom-shape svg:x="3.64444in" svg:y="3.96667in" svg:width="0.75486in" svg:height="0in" draw:id="id30" draw:style-name="a31" draw:name="Freeform 35"><svg:title/><svg:desc/><draw:enhanced-geometry draw:type="non-primitive" svg:viewBox="0 0 690245 0" draw:enhanced-path="M 0 0 L 377825 0 377825 0 690245 0 N" draw:text-areas="?f8 ?f9 ?f11 ?f12" draw:glue-points="?f8 ?f9 ?f10 ?f9 ?f10 ?f9 ?f11 ?f9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90245"/><draw:equation draw:name="f7" draw:formula="?f4 / 0"/><draw:equation draw:name="f8" draw:formula="0 / ?f6"/><draw:equation draw:name="f9" draw:formula="0 / ?f7"/><draw:equation draw:name="f10" draw:formula="377825 / ?f6"/><draw:equation draw:name="f11" draw:formula="690245 / ?f6"/><draw:equation draw:name="f12" draw:formula="1 / ?f7"/></draw:enhanced-geometry></draw:custom-shape><draw:custom-shape svg:x="4.38889in" svg:y="3.92639in" svg:width="0.07986in" svg:height="0.08056in" draw:id="id31" draw:style-name="a32" draw:name="Freeform 36"><svg:title/><svg:desc/><draw:enhanced-geometry draw:type="non-primitive" svg:viewBox="0 0 115 116" draw:enhanced-path="M 0 0 L 115 58 0 116 0 0 Z N" draw:text-areas="?f18 ?f20 ?f19 ?f21" draw:glue-points="?f13 ?f14 ?f15 ?f16 ?f13 ?f17 ?f13 ?f14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5"/><draw:equation draw:name="f7" draw:formula="?f4 / 116"/><draw:equation draw:name="f8" draw:formula="0 * ?f5 / 115"/><draw:equation draw:name="f9" draw:formula="0 * ?f4 / 116"/><draw:equation draw:name="f10" draw:formula="115 * ?f5 / 115"/><draw:equation draw:name="f11" draw:formula="58 * ?f4 / 116"/><draw:equation draw:name="f12" draw:formula="116 * ?f4 / 116"/><draw:equation draw:name="f13" draw:formula="?f8 / ?f6"/><draw:equation draw:name="f14" draw:formula="?f9 / ?f7"/><draw:equation draw:name="f15" draw:formula="?f10 / ?f6"/><draw:equation draw:name="f16" draw:formula="?f11 / ?f7"/><draw:equation draw:name="f17" draw:formula="?f12 / ?f7"/><draw:equation draw:name="f18" draw:formula="0 / ?f6"/><draw:equation draw:name="f19" draw:formula="?f1 / ?f6"/><draw:equation draw:name="f20" draw:formula="0 / ?f7"/><draw:equation draw:name="f21" draw:formula="?f3 / ?f7"/></draw:enhanced-geometry></draw:custom-shape><draw:custom-shape svg:x="1.44722in" svg:y="0.375in" svg:width="3.11181in" svg:height="0.5in" draw:id="id32" draw:style-name="a33" draw:name="Rectangle 37"><svg:title/><svg:desc/><text:p text:style-name="內文"><text:span text:style-name="T20">開工、竣工展期申請作業流程表</text:span></text:p><draw:enhanced-geometry draw:type="non-primitive" svg:viewBox="0 0 21600 21600" draw:enhanced-path="M 0 0 L 21600 0 21600 21600 0 21600 Z N"/></draw:custom-shape><draw:custom-shape svg:x="3.84097in" svg:y="3.74167in" svg:width="0.36181in" svg:height="0.25in" draw:id="id33" draw:style-name="a34" draw:name="Rectangle 38"><svg:title/><svg:desc/><text:p text:style-name="內文"><text:span text:style-name="T21">不合</text:span></text:p><draw:enhanced-geometry draw:type="non-primitive" svg:viewBox="0 0 21600 21600" draw:enhanced-path="M 0 0 L 21600 0 21600 21600 0 21600 Z N"/></draw:custom-shape><draw:custom-shape svg:x="4.39028in" svg:y="3.52569in" svg:width="1in" svg:height="0.97431in" draw:id="id34" draw:style-name="a35" draw:name="Rectangle 39"><svg:title/><svg:desc/><text:p text:style-name="P22"><text:span text:style-name="T23">退回補正者重新申報</text:span></text:p><text:p text:style-name="內文"/><text:p text:style-name="內文"/><draw:enhanced-geometry draw:type="non-primitive" svg:viewBox="0 0 21600 21600" draw:enhanced-path="M 0 0 L 21600 0 21600 21600 0 21600 Z N"/></draw:custom-shape></draw:g></text:span><text:span text:style-name="T24"><draw:custom-shape svg:x="0.375in" svg:y="0in" svg:width="5.125in" svg:height="7.05208in" draw:z-index="251656192" draw:id="id36" draw:style-name="a37" draw:name="AutoShape 3" text:anchor-type="paragraph"><svg:title/><svg:desc/><draw:enhanced-geometry draw:type="non-primitive" svg:viewBox="0 0 21600 21600" draw:enhanced-path="M 0 0 L 21600 0 21600 21600 0 21600 Z N"/></draw:custom-shape></text:span><text:span text:style-name="T25"><draw:custom-shape svg:x="2.41597in" svg:y="7.6in" svg:width="1.25in" svg:height="0.375in" draw:z-index="251658240" draw:id="id37" draw:style-name="a38" draw:name="Rectangle 40" text:anchor-type="paragraph"><svg:title/><svg:desc/><text:p text:style-name="P26">結案歸檔</text:p><draw:enhanced-geometry draw:type="non-primitive" svg:viewBox="0 0 21600 21600" draw:enhanced-path="M 0 0 L 21600 0 21600 21600 0 21600 Z N"/></draw:custom-shape></text:span><text:span text:style-name="T27"><draw:connector draw:type="line" svg:x1="3.05139in" svg:y1="6.96458in" svg:x2="3.05139in" svg:y2="7.58958in" draw:z-index="251659264" draw:id="id38" draw:style-name="a40" draw:name="Line 41" text:anchor-type="paragraph"><svg:title/><svg:desc/></draw:connector></text:span><text:span text:style-name="T28"><draw:custom-shape svg:x="0in" svg:y="0in" svg:width="5.12292in" svg:height="8.45278in" draw:id="id39" draw:style-name="a41" draw:name="AutoShape 1" text:anchor-type="as-char"><svg:title/><svg:desc/><draw:enhanced-geometry draw:type="non-primitive" svg:viewBox="0 0 21600 21600" draw:enhanced-path="M 0 0 L 21600 0 21600 21600 0 21600 Z N"/></draw:custom-shape></text:span></text:p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@標楷體" svg:font-family="@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letter-kerning="true" fo:font-size="12pt" style:font-size-asian="12pt" style:font-size-complex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9" svg:viewBox="0 0 20 30" svg:d="m10 0-10 30h20z"/>
    <draw:marker draw:name="a30" svg:viewBox="0 0 20 30" svg:d="m10 0-10 30h20z"/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600030</meta:initial-creator>
    <dc:creator>林茂昌</dc:creator>
    <meta:creation-date>2018-11-14T01:35:00Z</meta:creation-date>
    <dc:date>2018-11-14T01:35:00Z</dc:date>
    <meta:print-date>2018-11-14T01:3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